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 table:number-rows-repeated="4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float" office:value="4284616663" calcext:value-type="float">
            <text:p>4284616663</text:p>
          </table:table-cell>
          <table:table-cell office:value-type="float" office:value="1000102" calcext:value-type="float">
            <text:p>1000102</text:p>
          </table:table-cell>
          <table:table-cell table:style-name="ce1" office:value-type="time" office:time-value="PT71H24M00S" calcext:value-type="time">
            <text:p>71:24:00</text:p>
          </table:table-cell>
          <table:table-cell/>
          <table:table-cell table:style-name="ce1" office:value-type="time" office:time-value="PT71H24M00S" calcext:value-type="time">
            <text:p>71:24:00</text:p>
          </table:table-cell>
        </table:table-row>
        <table:table-row table:style-name="ro1">
          <table:table-cell/>
          <table:table-cell office:value-type="float" office:value="4285616765" calcext:value-type="float">
            <text:p>4285616765</text:p>
          </table:table-cell>
          <table:table-cell office:value-type="float" office:value="1000102" calcext:value-type="float">
            <text:p>1000102</text:p>
          </table:table-cell>
          <table:table-cell table:style-name="ce1" office:value-type="time" office:time-value="PT71H25M00S" calcext:value-type="time">
            <text:p>71:25:00</text:p>
          </table:table-cell>
          <table:table-cell/>
          <table:table-cell table:style-name="ce1" office:value-type="time" office:time-value="PT71H25M00S" calcext:value-type="time">
            <text:p>71:25:00</text:p>
          </table:table-cell>
        </table:table-row>
        <table:table-row table:style-name="ro1">
          <table:table-cell/>
          <table:table-cell office:value-type="float" office:value="4286616869" calcext:value-type="float">
            <text:p>4286616869</text:p>
          </table:table-cell>
          <table:table-cell office:value-type="float" office:value="1000104" calcext:value-type="float">
            <text:p>1000104</text:p>
          </table:table-cell>
          <table:table-cell table:style-name="ce1" office:value-type="time" office:time-value="PT71H26M00S" calcext:value-type="time">
            <text:p>71:26:00</text:p>
          </table:table-cell>
          <table:table-cell/>
          <table:table-cell table:style-name="ce1" office:value-type="time" office:time-value="PT71H26M00S" calcext:value-type="time">
            <text:p>71:26:00</text:p>
          </table:table-cell>
        </table:table-row>
        <table:table-row table:style-name="ro1">
          <table:table-cell/>
          <table:table-cell office:value-type="float" office:value="4287616972" calcext:value-type="float">
            <text:p>4287616972</text:p>
          </table:table-cell>
          <table:table-cell office:value-type="float" office:value="1000103" calcext:value-type="float">
            <text:p>1000103</text:p>
          </table:table-cell>
          <table:table-cell table:style-name="ce1" office:value-type="time" office:time-value="PT71H27M00S" calcext:value-type="time">
            <text:p>71:27:00</text:p>
          </table:table-cell>
          <table:table-cell/>
          <table:table-cell table:style-name="ce1" office:value-type="time" office:time-value="PT71H27M00S" calcext:value-type="time">
            <text:p>71:27:00</text:p>
          </table:table-cell>
        </table:table-row>
        <table:table-row table:style-name="ro1">
          <table:table-cell/>
          <table:table-cell office:value-type="float" office:value="4288617068" calcext:value-type="float">
            <text:p>4288617068</text:p>
          </table:table-cell>
          <table:table-cell office:value-type="float" office:value="1000096" calcext:value-type="float">
            <text:p>1000096</text:p>
          </table:table-cell>
          <table:table-cell table:style-name="ce1" office:value-type="time" office:time-value="PT71H28M00S" calcext:value-type="time">
            <text:p>71:28:00</text:p>
          </table:table-cell>
          <table:table-cell/>
          <table:table-cell table:style-name="ce1" office:value-type="time" office:time-value="PT71H28M00S" calcext:value-type="time">
            <text:p>71:28:00</text:p>
          </table:table-cell>
        </table:table-row>
        <table:table-row table:style-name="ro1">
          <table:table-cell/>
          <table:table-cell office:value-type="float" office:value="4289617166" calcext:value-type="float">
            <text:p>4289617166</text:p>
          </table:table-cell>
          <table:table-cell office:value-type="float" office:value="1000098" calcext:value-type="float">
            <text:p>1000098</text:p>
          </table:table-cell>
          <table:table-cell table:style-name="ce1" office:value-type="time" office:time-value="PT71H29M00S" calcext:value-type="time">
            <text:p>71:29:00</text:p>
          </table:table-cell>
          <table:table-cell/>
          <table:table-cell table:style-name="ce1" office:value-type="time" office:time-value="PT71H29M00S" calcext:value-type="time">
            <text:p>71:29:00</text:p>
          </table:table-cell>
        </table:table-row>
        <table:table-row table:style-name="ro1">
          <table:table-cell/>
          <table:table-cell office:value-type="float" office:value="4290617256" calcext:value-type="float">
            <text:p>4290617256</text:p>
          </table:table-cell>
          <table:table-cell office:value-type="float" office:value="1000090" calcext:value-type="float">
            <text:p>1000090</text:p>
          </table:table-cell>
          <table:table-cell table:style-name="ce1" office:value-type="time" office:time-value="PT71H30M00S" calcext:value-type="time">
            <text:p>71:30:00</text:p>
          </table:table-cell>
          <table:table-cell/>
          <table:table-cell table:style-name="ce1" office:value-type="time" office:time-value="PT71H30M00S" calcext:value-type="time">
            <text:p>71:30:00</text:p>
          </table:table-cell>
        </table:table-row>
        <table:table-row table:style-name="ro1">
          <table:table-cell/>
          <table:table-cell office:value-type="float" office:value="4291617347" calcext:value-type="float">
            <text:p>4291617347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1M00S" calcext:value-type="time">
            <text:p>71:31:00</text:p>
          </table:table-cell>
          <table:table-cell/>
          <table:table-cell table:style-name="ce1" office:value-type="time" office:time-value="PT71H31M00S" calcext:value-type="time">
            <text:p>71:31:00</text:p>
          </table:table-cell>
        </table:table-row>
        <table:table-row table:style-name="ro1">
          <table:table-cell/>
          <table:table-cell office:value-type="float" office:value="4292617450" calcext:value-type="float">
            <text:p>4292617450</text:p>
          </table:table-cell>
          <table:table-cell office:value-type="float" office:value="1000103" calcext:value-type="float">
            <text:p>1000103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  <table:table-cell table:style-name="ce1" office:value-type="time" office:time-value="PT71H32M00S" calcext:value-type="time">
            <text:p>71:32:00</text:p>
          </table:table-cell>
        </table:table-row>
        <table:table-row table:style-name="ro1">
          <table:table-cell/>
          <table:table-cell office:value-type="float" office:value="4293617558" calcext:value-type="float">
            <text:p>4293617558</text:p>
          </table:table-cell>
          <table:table-cell office:value-type="float" office:value="1000108" calcext:value-type="float">
            <text:p>1000108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  <table:table-cell table:style-name="ce1" office:value-type="time" office:time-value="PT71H33M00S" calcext:value-type="time">
            <text:p>71:33:00</text:p>
          </table:table-cell>
        </table:table-row>
        <table:table-row table:style-name="ro1">
          <table:table-cell/>
          <table:table-cell office:value-type="float" office:value="4294617662" calcext:value-type="float">
            <text:p>4294617662</text:p>
          </table:table-cell>
          <table:table-cell office:value-type="float" office:value="1000104" calcext:value-type="float">
            <text:p>1000104</text:p>
          </table:table-cell>
          <table:table-cell table:style-name="ce1" office:value-type="time" office:time-value="PT71H34M00S" calcext:value-type="time">
            <text:p>71:34:00</text:p>
          </table:table-cell>
          <table:table-cell/>
          <table:table-cell table:style-name="ce1" office:value-type="time" office:time-value="PT71H34M00S" calcext:value-type="time">
            <text:p>71:34:00</text:p>
          </table:table-cell>
        </table:table-row>
        <table:table-row table:style-name="ro1">
          <table:table-cell/>
          <table:table-cell office:value-type="float" office:value="650466" calcext:value-type="float">
            <text:p>650466</text:p>
          </table:table-cell>
          <table:table-cell office:value-type="float" office:value="1000100" calcext:value-type="float">
            <text:p>100010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time" office:time-value="PT00H02M00S" calcext:value-type="time">
            <text:p>00:02:00</text:p>
          </table:table-cell>
        </table:table-row>
        <table:table-row table:style-name="ro1">
          <table:table-cell/>
          <table:table-cell office:value-type="float" office:value="4650751" calcext:value-type="float">
            <text:p>4650751</text:p>
          </table:table-cell>
          <table:table-cell office:value-type="float" office:value="4000285" calcext:value-type="float">
            <text:p>4000285</text:p>
          </table:table-cell>
          <table:table-cell office:value-type="time" office:time-value="PT00H04M00S" calcext:value-type="time">
            <text:p>00:04:00</text:p>
          </table:table-cell>
          <table:table-cell/>
          <table:table-cell office:value-type="time" office:time-value="PT00H03M00S" calcext:value-type="time">
            <text:p>00:03:00</text:p>
          </table:table-cell>
        </table:table-row>
        <table:table-row table:style-name="ro1">
          <table:table-cell/>
          <table:table-cell office:value-type="float" office:value="6650933" calcext:value-type="float">
            <text:p>6650933</text:p>
          </table:table-cell>
          <table:table-cell office:value-type="float" office:value="2000182" calcext:value-type="float">
            <text:p>2000182</text:p>
          </table:table-cell>
          <table:table-cell office:value-type="time" office:time-value="PT00H06M00S" calcext:value-type="time">
            <text:p>00:06:00</text:p>
          </table:table-cell>
          <table:table-cell/>
          <table:table-cell office:value-type="time" office:time-value="PT00H04M00S" calcext:value-type="time">
            <text:p>00:04:00</text:p>
          </table:table-cell>
        </table:table-row>
        <table:table-row table:style-name="ro1">
          <table:table-cell/>
          <table:table-cell office:value-type="float" office:value="8651120" calcext:value-type="float">
            <text:p>8651120</text:p>
          </table:table-cell>
          <table:table-cell office:value-type="float" office:value="2000187" calcext:value-type="float">
            <text:p>2000187</text:p>
          </table:table-cell>
          <table:table-cell office:value-type="time" office:time-value="PT00H08M00S" calcext:value-type="time">
            <text:p>00:08:00</text:p>
          </table:table-cell>
          <table:table-cell/>
          <table:table-cell office:value-type="time" office:time-value="PT00H05M00S" calcext:value-type="time">
            <text:p>00:05:00</text:p>
          </table:table-cell>
        </table:table-row>
        <table:table-row table:style-name="ro1">
          <table:table-cell/>
          <table:table-cell office:value-type="float" office:value="10651314" calcext:value-type="float">
            <text:p>10651314</text:p>
          </table:table-cell>
          <table:table-cell office:value-type="float" office:value="2000194" calcext:value-type="float">
            <text:p>2000194</text:p>
          </table:table-cell>
          <table:table-cell office:value-type="time" office:time-value="PT00H10M00S" calcext:value-type="time">
            <text:p>00:10:00</text:p>
          </table:table-cell>
          <table:table-cell/>
          <table:table-cell office:value-type="time" office:time-value="PT00H06M00S" calcext:value-type="time">
            <text:p>00:06:00</text:p>
          </table:table-cell>
        </table:table-row>
        <table:table-row table:style-name="ro1">
          <table:table-cell/>
          <table:table-cell office:value-type="float" office:value="12655435" calcext:value-type="float">
            <text:p>12655435</text:p>
          </table:table-cell>
          <table:table-cell office:value-type="float" office:value="2004121" calcext:value-type="float">
            <text:p>2004121</text:p>
          </table:table-cell>
          <table:table-cell office:value-type="time" office:time-value="PT00H12M00S" calcext:value-type="time">
            <text:p>00:12:00</text:p>
          </table:table-cell>
          <table:table-cell/>
          <table:table-cell office:value-type="time" office:time-value="PT00H07M00S" calcext:value-type="time">
            <text:p>00:07:00</text:p>
          </table:table-cell>
        </table:table-row>
        <table:table-row table:style-name="ro1">
          <table:table-cell/>
          <table:table-cell office:value-type="float" office:value="14655644" calcext:value-type="float">
            <text:p>14655644</text:p>
          </table:table-cell>
          <table:table-cell office:value-type="float" office:value="2000209" calcext:value-type="float">
            <text:p>2000209</text:p>
          </table:table-cell>
          <table:table-cell office:value-type="time" office:time-value="PT00H14M00S" calcext:value-type="time">
            <text:p>00:14:00</text:p>
          </table:table-cell>
          <table:table-cell/>
          <table:table-cell office:value-type="time" office:time-value="PT00H08M00S" calcext:value-type="time">
            <text:p>00:08:00</text:p>
          </table:table-cell>
        </table:table-row>
        <table:table-row table:style-name="ro1">
          <table:table-cell/>
          <table:table-cell office:value-type="float" office:value="16655840" calcext:value-type="float">
            <text:p>16655840</text:p>
          </table:table-cell>
          <table:table-cell office:value-type="float" office:value="2000196" calcext:value-type="float">
            <text:p>2000196</text:p>
          </table:table-cell>
          <table:table-cell office:value-type="time" office:time-value="PT00H16M00S" calcext:value-type="time">
            <text:p>00:16:00</text:p>
          </table:table-cell>
          <table:table-cell/>
          <table:table-cell office:value-type="time" office:time-value="PT00H09M00S" calcext:value-type="time">
            <text:p>00:09:00</text:p>
          </table:table-cell>
        </table:table-row>
        <table:table-row table:style-name="ro1">
          <table:table-cell/>
          <table:table-cell office:value-type="float" office:value="18656031" calcext:value-type="float">
            <text:p>18656031</text:p>
          </table:table-cell>
          <table:table-cell office:value-type="float" office:value="2000191" calcext:value-type="float">
            <text:p>2000191</text:p>
          </table:table-cell>
          <table:table-cell office:value-type="time" office:time-value="PT00H18M00S" calcext:value-type="time">
            <text:p>00:18:00</text:p>
          </table:table-cell>
          <table:table-cell/>
          <table:table-cell office:value-type="time" office:time-value="PT00H10M00S" calcext:value-type="time">
            <text:p>00:10: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econds = cnt/1000000;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float" office:value="4283501321" calcext:value-type="float">
            <text:p>4283501321</text:p>
          </table:table-cell>
          <table:table-cell office:value-type="float" office:value="1000111" calcext:value-type="float">
            <text:p>1000111</text:p>
          </table:table-cell>
          <table:table-cell table:style-name="ce1" office:value-type="time" office:time-value="PT71H23M00S" calcext:value-type="time">
            <text:p>71:23:00</text:p>
          </table:table-cell>
          <table:table-cell/>
          <table:table-cell table:style-name="ce1" office:value-type="time" office:time-value="PT71H23M00S" calcext:value-type="time">
            <text:p>71:23:00</text:p>
          </table:table-cell>
        </table:table-row>
        <table:table-row table:style-name="ro1">
          <table:table-cell/>
          <table:table-cell office:value-type="float" office:value="4284501429" calcext:value-type="float">
            <text:p>4284501429</text:p>
          </table:table-cell>
          <table:table-cell office:value-type="float" office:value="1000108" calcext:value-type="float">
            <text:p>1000108</text:p>
          </table:table-cell>
          <table:table-cell table:style-name="ce1" office:value-type="time" office:time-value="PT71H24M00S" calcext:value-type="time">
            <text:p>71:24:00</text:p>
          </table:table-cell>
          <table:table-cell/>
          <table:table-cell table:style-name="ce1" office:value-type="time" office:time-value="PT71H24M00S" calcext:value-type="time">
            <text:p>71:24:00</text:p>
          </table:table-cell>
        </table:table-row>
        <table:table-row table:style-name="ro1">
          <table:table-cell/>
          <table:table-cell office:value-type="float" office:value="4285501541" calcext:value-type="float">
            <text:p>4285501541</text:p>
          </table:table-cell>
          <table:table-cell office:value-type="float" office:value="1000112" calcext:value-type="float">
            <text:p>1000112</text:p>
          </table:table-cell>
          <table:table-cell table:style-name="ce1" office:value-type="time" office:time-value="PT71H25M00S" calcext:value-type="time">
            <text:p>71:25:00</text:p>
          </table:table-cell>
          <table:table-cell/>
          <table:table-cell table:style-name="ce1" office:value-type="time" office:time-value="PT71H25M00S" calcext:value-type="time">
            <text:p>71:25:00</text:p>
          </table:table-cell>
        </table:table-row>
        <table:table-row table:style-name="ro1">
          <table:table-cell/>
          <table:table-cell office:value-type="float" office:value="4286501651" calcext:value-type="float">
            <text:p>4286501651</text:p>
          </table:table-cell>
          <table:table-cell office:value-type="float" office:value="1000110" calcext:value-type="float">
            <text:p>1000110</text:p>
          </table:table-cell>
          <table:table-cell table:style-name="ce1" office:value-type="time" office:time-value="PT71H26M00S" calcext:value-type="time">
            <text:p>71:26:00</text:p>
          </table:table-cell>
          <table:table-cell/>
          <table:table-cell table:style-name="ce1" office:value-type="time" office:time-value="PT71H26M00S" calcext:value-type="time">
            <text:p>71:26:00</text:p>
          </table:table-cell>
        </table:table-row>
        <table:table-row table:style-name="ro1">
          <table:table-cell/>
          <table:table-cell office:value-type="float" office:value="4287501760" calcext:value-type="float">
            <text:p>4287501760</text:p>
          </table:table-cell>
          <table:table-cell office:value-type="float" office:value="1000109" calcext:value-type="float">
            <text:p>1000109</text:p>
          </table:table-cell>
          <table:table-cell table:style-name="ce1" office:value-type="time" office:time-value="PT71H27M00S" calcext:value-type="time">
            <text:p>71:27:00</text:p>
          </table:table-cell>
          <table:table-cell/>
          <table:table-cell table:style-name="ce1" office:value-type="time" office:time-value="PT71H27M00S" calcext:value-type="time">
            <text:p>71:27:00</text:p>
          </table:table-cell>
        </table:table-row>
        <table:table-row table:style-name="ro1">
          <table:table-cell/>
          <table:table-cell office:value-type="float" office:value="4288501869" calcext:value-type="float">
            <text:p>4288501869</text:p>
          </table:table-cell>
          <table:table-cell office:value-type="float" office:value="1000109" calcext:value-type="float">
            <text:p>1000109</text:p>
          </table:table-cell>
          <table:table-cell table:style-name="ce1" office:value-type="time" office:time-value="PT71H28M00S" calcext:value-type="time">
            <text:p>71:28:00</text:p>
          </table:table-cell>
          <table:table-cell/>
          <table:table-cell table:style-name="ce1" office:value-type="time" office:time-value="PT71H28M00S" calcext:value-type="time">
            <text:p>71:28:00</text:p>
          </table:table-cell>
        </table:table-row>
        <table:table-row table:style-name="ro1">
          <table:table-cell/>
          <table:table-cell office:value-type="float" office:value="4289501978" calcext:value-type="float">
            <text:p>4289501978</text:p>
          </table:table-cell>
          <table:table-cell office:value-type="float" office:value="1000109" calcext:value-type="float">
            <text:p>1000109</text:p>
          </table:table-cell>
          <table:table-cell table:style-name="ce1" office:value-type="time" office:time-value="PT71H29M00S" calcext:value-type="time">
            <text:p>71:29:00</text:p>
          </table:table-cell>
          <table:table-cell/>
          <table:table-cell table:style-name="ce1" office:value-type="time" office:time-value="PT71H29M00S" calcext:value-type="time">
            <text:p>71:29:00</text:p>
          </table:table-cell>
        </table:table-row>
        <table:table-row table:style-name="ro1">
          <table:table-cell/>
          <table:table-cell office:value-type="float" office:value="4290502088" calcext:value-type="float">
            <text:p>4290502088</text:p>
          </table:table-cell>
          <table:table-cell office:value-type="float" office:value="1000110" calcext:value-type="float">
            <text:p>1000110</text:p>
          </table:table-cell>
          <table:table-cell table:style-name="ce1" office:value-type="time" office:time-value="PT71H30M00S" calcext:value-type="time">
            <text:p>71:30:00</text:p>
          </table:table-cell>
          <table:table-cell/>
          <table:table-cell table:style-name="ce1" office:value-type="time" office:time-value="PT71H30M00S" calcext:value-type="time">
            <text:p>71:30:00</text:p>
          </table:table-cell>
        </table:table-row>
        <table:table-row table:style-name="ro1">
          <table:table-cell/>
          <table:table-cell office:value-type="float" office:value="4291502198" calcext:value-type="float">
            <text:p>4291502198</text:p>
          </table:table-cell>
          <table:table-cell office:value-type="float" office:value="1000110" calcext:value-type="float">
            <text:p>1000110</text:p>
          </table:table-cell>
          <table:table-cell table:style-name="ce1" office:value-type="time" office:time-value="PT71H31M00S" calcext:value-type="time">
            <text:p>71:31:00</text:p>
          </table:table-cell>
          <table:table-cell/>
          <table:table-cell table:style-name="ce1" office:value-type="time" office:time-value="PT71H31M00S" calcext:value-type="time">
            <text:p>71:31:00</text:p>
          </table:table-cell>
        </table:table-row>
        <table:table-row table:style-name="ro1">
          <table:table-cell/>
          <table:table-cell office:value-type="float" office:value="4292502307" calcext:value-type="float">
            <text:p>4292502307</text:p>
          </table:table-cell>
          <table:table-cell office:value-type="float" office:value="1000109" calcext:value-type="float">
            <text:p>1000109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  <table:table-cell table:style-name="ce1" office:value-type="time" office:time-value="PT71H32M00S" calcext:value-type="time">
            <text:p>71:32:00</text:p>
          </table:table-cell>
        </table:table-row>
        <table:table-row table:style-name="ro1">
          <table:table-cell/>
          <table:table-cell office:value-type="float" office:value="4293502417" calcext:value-type="float">
            <text:p>4293502417</text:p>
          </table:table-cell>
          <table:table-cell office:value-type="float" office:value="1000110" calcext:value-type="float">
            <text:p>1000110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  <table:table-cell table:style-name="ce1" office:value-type="time" office:time-value="PT71H33M00S" calcext:value-type="time">
            <text:p>71:33:00</text:p>
          </table:table-cell>
        </table:table-row>
        <table:table-row table:style-name="ro1">
          <table:table-cell/>
          <table:table-cell office:value-type="float" office:value="4294502525" calcext:value-type="float">
            <text:p>4294502525</text:p>
          </table:table-cell>
          <table:table-cell office:value-type="float" office:value="1000108" calcext:value-type="float">
            <text:p>1000108</text:p>
          </table:table-cell>
          <table:table-cell table:style-name="ce1" office:value-type="time" office:time-value="PT71H34M00S" calcext:value-type="time">
            <text:p>71:34:00</text:p>
          </table:table-cell>
          <table:table-cell/>
          <table:table-cell table:style-name="ce1" office:value-type="time" office:time-value="PT71H34M00S" calcext:value-type="time">
            <text:p>71:34:00</text:p>
          </table:table-cell>
        </table:table-row>
        <table:table-row table:style-name="ro1">
          <table:table-cell/>
          <table:table-cell office:value-type="float" office:value="535339" calcext:value-type="float">
            <text:p>535339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table:style-name="ce1" office:value-type="time" office:time-value="PT71H35M00S" calcext:value-type="time">
            <text:p>71:35:00</text:p>
          </table:table-cell>
        </table:table-row>
        <table:table-row table:style-name="ro1">
          <table:table-cell/>
          <table:table-cell office:value-type="float" office:value="2535535" calcext:value-type="float">
            <text:p>2535535</text:p>
          </table:table-cell>
          <table:table-cell office:value-type="float" office:value="2000196" calcext:value-type="float">
            <text:p>2000196</text:p>
          </table:table-cell>
          <table:table-cell office:value-type="time" office:time-value="PT00H02M00S" calcext:value-type="time">
            <text:p>00:02:00</text:p>
          </table:table-cell>
          <table:table-cell/>
          <table:table-cell office:value-type="time" office:time-value="PT00H01M00S" calcext:value-type="time">
            <text:p>00:01:00</text:p>
          </table:table-cell>
        </table:table-row>
        <table:table-row table:style-name="ro1">
          <table:table-cell/>
          <table:table-cell office:value-type="float" office:value="4535731" calcext:value-type="float">
            <text:p>4535731</text:p>
          </table:table-cell>
          <table:table-cell office:value-type="float" office:value="2000196" calcext:value-type="float">
            <text:p>2000196</text:p>
          </table:table-cell>
          <table:table-cell office:value-type="time" office:time-value="PT00H04M00S" calcext:value-type="time">
            <text:p>00:04:00</text:p>
          </table:table-cell>
          <table:table-cell/>
          <table:table-cell office:value-type="time" office:time-value="PT00H02M00S" calcext:value-type="time">
            <text:p>00:02:00</text:p>
          </table:table-cell>
        </table:table-row>
        <table:table-row table:style-name="ro1">
          <table:table-cell/>
          <table:table-cell office:value-type="float" office:value="6535929" calcext:value-type="float">
            <text:p>6535929</text:p>
          </table:table-cell>
          <table:table-cell office:value-type="float" office:value="2000198" calcext:value-type="float">
            <text:p>2000198</text:p>
          </table:table-cell>
          <table:table-cell office:value-type="time" office:time-value="PT00H06M00S" calcext:value-type="time">
            <text:p>00:06:00</text:p>
          </table:table-cell>
          <table:table-cell/>
          <table:table-cell office:value-type="time" office:time-value="PT00H03M00S" calcext:value-type="time">
            <text:p>00:03:00</text:p>
          </table:table-cell>
        </table:table-row>
        <table:table-row table:style-name="ro1">
          <table:table-cell/>
          <table:table-cell office:value-type="float" office:value="8536126" calcext:value-type="float">
            <text:p>8536126</text:p>
          </table:table-cell>
          <table:table-cell office:value-type="float" office:value="2000197" calcext:value-type="float">
            <text:p>2000197</text:p>
          </table:table-cell>
          <table:table-cell office:value-type="time" office:time-value="PT00H08M00S" calcext:value-type="time">
            <text:p>00:08:00</text:p>
          </table:table-cell>
          <table:table-cell/>
          <table:table-cell office:value-type="time" office:time-value="PT00H04M00S" calcext:value-type="time">
            <text:p>00:04:00</text:p>
          </table:table-cell>
        </table:table-row>
        <table:table-row table:style-name="ro1">
          <table:table-cell/>
          <table:table-cell office:value-type="float" office:value="10536320" calcext:value-type="float">
            <text:p>10536320</text:p>
          </table:table-cell>
          <table:table-cell office:value-type="float" office:value="2000194" calcext:value-type="float">
            <text:p>2000194</text:p>
          </table:table-cell>
          <table:table-cell office:value-type="time" office:time-value="PT00H10M00S" calcext:value-type="time">
            <text:p>00:10:00</text:p>
          </table:table-cell>
          <table:table-cell/>
          <table:table-cell office:value-type="time" office:time-value="PT00H05M00S" calcext:value-type="time">
            <text:p>00:05:00</text:p>
          </table:table-cell>
        </table:table-row>
        <table:table-row table:style-name="ro1">
          <table:table-cell/>
          <table:table-cell office:value-type="float" office:value="12536517" calcext:value-type="float">
            <text:p>12536517</text:p>
          </table:table-cell>
          <table:table-cell office:value-type="float" office:value="2000197" calcext:value-type="float">
            <text:p>2000197</text:p>
          </table:table-cell>
          <table:table-cell office:value-type="time" office:time-value="PT00H12M00S" calcext:value-type="time">
            <text:p>00:12:00</text:p>
          </table:table-cell>
          <table:table-cell/>
          <table:table-cell office:value-type="time" office:time-value="PT00H06M00S" calcext:value-type="time">
            <text:p>00:06:00</text:p>
          </table:table-cell>
        </table:table-row>
        <table:table-row table:style-name="ro1">
          <table:table-cell/>
          <table:table-cell office:value-type="float" office:value="14536713" calcext:value-type="float">
            <text:p>14536713</text:p>
          </table:table-cell>
          <table:table-cell office:value-type="float" office:value="2000196" calcext:value-type="float">
            <text:p>2000196</text:p>
          </table:table-cell>
          <table:table-cell office:value-type="time" office:time-value="PT00H14M00S" calcext:value-type="time">
            <text:p>00:14:00</text:p>
          </table:table-cell>
          <table:table-cell/>
          <table:table-cell office:value-type="time" office:time-value="PT00H07M00S" calcext:value-type="time">
            <text:p>00:07:00</text:p>
          </table:table-cell>
        </table:table-row>
        <table:table-row table:style-name="ro1">
          <table:table-cell/>
          <table:table-cell office:value-type="float" office:value="16536907" calcext:value-type="float">
            <text:p>16536907</text:p>
          </table:table-cell>
          <table:table-cell office:value-type="float" office:value="2000194" calcext:value-type="float">
            <text:p>2000194</text:p>
          </table:table-cell>
          <table:table-cell office:value-type="time" office:time-value="PT00H16M00S" calcext:value-type="time">
            <text:p>00:16:00</text:p>
          </table:table-cell>
          <table:table-cell/>
          <table:table-cell office:value-type="time" office:time-value="PT00H08M00S" calcext:value-type="time">
            <text:p>00:08:00</text:p>
          </table:table-cell>
        </table:table-row>
        <table:table-row table:style-name="ro1">
          <table:table-cell/>
          <table:table-cell office:value-type="float" office:value="18537124" calcext:value-type="float">
            <text:p>18537124</text:p>
          </table:table-cell>
          <table:table-cell office:value-type="float" office:value="2000217" calcext:value-type="float">
            <text:p>2000217</text:p>
          </table:table-cell>
          <table:table-cell office:value-type="time" office:time-value="PT00H18M00S" calcext:value-type="time">
            <text:p>00:18:00</text:p>
          </table:table-cell>
          <table:table-cell/>
          <table:table-cell office:value-type="time" office:time-value="PT00H09M00S" calcext:value-type="time">
            <text:p>00:09:00</text:p>
          </table:table-cell>
        </table:table-row>
        <table:table-row table:style-name="ro1">
          <table:table-cell/>
          <table:table-cell office:value-type="float" office:value="20537329" calcext:value-type="float">
            <text:p>20537329</text:p>
          </table:table-cell>
          <table:table-cell office:value-type="float" office:value="2000205" calcext:value-type="float">
            <text:p>2000205</text:p>
          </table:table-cell>
          <table:table-cell office:value-type="time" office:time-value="PT00H20M00S" calcext:value-type="time">
            <text:p>00:20:00</text:p>
          </table:table-cell>
          <table:table-cell/>
          <table:table-cell office:value-type="time" office:time-value="PT00H10M00S" calcext:value-type="time">
            <text:p>00:10: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econds = cnt/diff;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float" office:value="122013525" calcext:value-type="float">
            <text:p>122013525</text:p>
          </table:table-cell>
          <table:table-cell office:value-type="float" office:value="1000107" calcext:value-type="float">
            <text:p>1000107</text:p>
          </table:table-cell>
          <table:table-cell office:value-type="time" office:time-value="PT02H02M00S" calcext:value-type="time">
            <text:p>02:02:00</text:p>
          </table:table-cell>
          <table:table-cell/>
          <table:table-cell office:value-type="time" office:time-value="PT02H02M00S" calcext:value-type="time">
            <text:p>02:02:00</text:p>
          </table:table-cell>
        </table:table-row>
        <table:table-row table:style-name="ro1">
          <table:table-cell/>
          <table:table-cell office:value-type="float" office:value="123013633" calcext:value-type="float">
            <text:p>123013633</text:p>
          </table:table-cell>
          <table:table-cell office:value-type="float" office:value="1000108" calcext:value-type="float">
            <text:p>1000108</text:p>
          </table:table-cell>
          <table:table-cell office:value-type="time" office:time-value="PT02H03M00S" calcext:value-type="time">
            <text:p>02:03:00</text:p>
          </table:table-cell>
          <table:table-cell/>
          <table:table-cell office:value-type="time" office:time-value="PT02H03M00S" calcext:value-type="time">
            <text:p>02:03:00</text:p>
          </table:table-cell>
        </table:table-row>
        <table:table-row table:style-name="ro1">
          <table:table-cell/>
          <table:table-cell office:value-type="float" office:value="124013743" calcext:value-type="float">
            <text:p>124013743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2H04M00S" calcext:value-type="time">
            <text:p>02:04:00</text:p>
          </table:table-cell>
          <table:table-cell/>
          <table:table-cell office:value-type="time" office:time-value="PT02H04M00S" calcext:value-type="time">
            <text:p>02:04:00</text:p>
          </table:table-cell>
        </table:table-row>
        <table:table-row table:style-name="ro1">
          <table:table-cell/>
          <table:table-cell office:value-type="float" office:value="125013848" calcext:value-type="float">
            <text:p>125013848</text:p>
          </table:table-cell>
          <table:table-cell office:value-type="float" office:value="1000105" calcext:value-type="float">
            <text:p>1000105</text:p>
          </table:table-cell>
          <table:table-cell office:value-type="time" office:time-value="PT02H05M00S" calcext:value-type="time">
            <text:p>02:05:00</text:p>
          </table:table-cell>
          <table:table-cell/>
          <table:table-cell office:value-type="time" office:time-value="PT02H05M00S" calcext:value-type="time">
            <text:p>02:05:00</text:p>
          </table:table-cell>
        </table:table-row>
        <table:table-row table:style-name="ro1">
          <table:table-cell/>
          <table:table-cell office:value-type="float" office:value="126013955" calcext:value-type="float">
            <text:p>126013955</text:p>
          </table:table-cell>
          <table:table-cell office:value-type="float" office:value="1000107" calcext:value-type="float">
            <text:p>1000107</text:p>
          </table:table-cell>
          <table:table-cell office:value-type="time" office:time-value="PT02H06M00S" calcext:value-type="time">
            <text:p>02:06:00</text:p>
          </table:table-cell>
          <table:table-cell/>
          <table:table-cell office:value-type="time" office:time-value="PT02H06M00S" calcext:value-type="time">
            <text:p>02:06:00</text:p>
          </table:table-cell>
        </table:table-row>
        <table:table-row table:style-name="ro1">
          <table:table-cell/>
          <table:table-cell office:value-type="float" office:value="127014058" calcext:value-type="float">
            <text:p>127014058</text:p>
          </table:table-cell>
          <table:table-cell office:value-type="float" office:value="1000103" calcext:value-type="float">
            <text:p>1000103</text:p>
          </table:table-cell>
          <table:table-cell office:value-type="time" office:time-value="PT02H07M00S" calcext:value-type="time">
            <text:p>02:07:00</text:p>
          </table:table-cell>
          <table:table-cell/>
          <table:table-cell office:value-type="time" office:time-value="PT02H07M00S" calcext:value-type="time">
            <text:p>02:07:00</text:p>
          </table:table-cell>
        </table:table-row>
        <table:table-row table:style-name="ro1">
          <table:table-cell/>
          <table:table-cell office:value-type="float" office:value="128014163" calcext:value-type="float">
            <text:p>128014163</text:p>
          </table:table-cell>
          <table:table-cell office:value-type="float" office:value="1000105" calcext:value-type="float">
            <text:p>1000105</text:p>
          </table:table-cell>
          <table:table-cell office:value-type="time" office:time-value="PT02H08M00S" calcext:value-type="time">
            <text:p>02:08:00</text:p>
          </table:table-cell>
          <table:table-cell/>
          <table:table-cell office:value-type="time" office:time-value="PT02H08M00S" calcext:value-type="time">
            <text:p>02:08:00</text:p>
          </table:table-cell>
        </table:table-row>
        <table:table-row table:style-name="ro1">
          <table:table-cell/>
          <table:table-cell office:value-type="float" office:value="129014269" calcext:value-type="float">
            <text:p>129014269</text:p>
          </table:table-cell>
          <table:table-cell office:value-type="float" office:value="1000106" calcext:value-type="float">
            <text:p>1000106</text:p>
          </table:table-cell>
          <table:table-cell office:value-type="time" office:time-value="PT02H09M00S" calcext:value-type="time">
            <text:p>02:09:00</text:p>
          </table:table-cell>
          <table:table-cell/>
          <table:table-cell office:value-type="time" office:time-value="PT02H09M00S" calcext:value-type="time">
            <text:p>02:09:00</text:p>
          </table:table-cell>
        </table:table-row>
        <table:table-row table:style-name="ro1">
          <table:table-cell/>
          <table:table-cell office:value-type="float" office:value="130014373" calcext:value-type="float">
            <text:p>130014373</text:p>
          </table:table-cell>
          <table:table-cell office:value-type="float" office:value="1000104" calcext:value-type="float">
            <text:p>1000104</text:p>
          </table:table-cell>
          <table:table-cell office:value-type="time" office:time-value="PT02H10M00S" calcext:value-type="time">
            <text:p>02:10:00</text:p>
          </table:table-cell>
          <table:table-cell/>
          <table:table-cell office:value-type="time" office:time-value="PT02H10M00S" calcext:value-type="time">
            <text:p>02:10:00</text:p>
          </table:table-cell>
        </table:table-row>
        <table:table-row table:style-name="ro1">
          <table:table-cell/>
          <table:table-cell office:value-type="float" office:value="131014480" calcext:value-type="float">
            <text:p>131014480</text:p>
          </table:table-cell>
          <table:table-cell office:value-type="float" office:value="1000107" calcext:value-type="float">
            <text:p>1000107</text:p>
          </table:table-cell>
          <table:table-cell table:style-name="ce3" office:value-type="time" office:time-value="PT02H11M00S" calcext:value-type="time">
            <text:p>02:11:00</text:p>
          </table:table-cell>
          <table:table-cell/>
          <table:table-cell office:value-type="time" office:time-value="PT02H11M00S" calcext:value-type="time">
            <text:p>02:11:00</text:p>
          </table:table-cell>
        </table:table-row>
        <table:table-row table:style-name="ro1">
          <table:table-cell/>
          <table:table-cell office:value-type="float" office:value="132014592" calcext:value-type="float">
            <text:p>132014592</text:p>
          </table:table-cell>
          <table:table-cell office:value-type="float" office:value="1000112" calcext:value-type="float">
            <text:p>1000112</text:p>
          </table:table-cell>
          <table:table-cell table:style-name="ce3" office:value-type="time" office:time-value="PT02H11M00S" calcext:value-type="time">
            <text:p>02:11:00</text:p>
          </table:table-cell>
          <table:table-cell/>
          <table:table-cell office:value-type="time" office:time-value="PT02H12M00S" calcext:value-type="time">
            <text:p>02:12:00</text:p>
          </table:table-cell>
        </table:table-row>
        <table:table-row table:style-name="ro1">
          <table:table-cell/>
          <table:table-cell office:value-type="float" office:value="134014773" calcext:value-type="float">
            <text:p>134014773</text:p>
          </table:table-cell>
          <table:table-cell office:value-type="float" office:value="2000181" calcext:value-type="float">
            <text:p>2000181</text:p>
          </table:table-cell>
          <table:table-cell office:value-type="time" office:time-value="PT01H07M00S" calcext:value-type="time">
            <text:p>01:07:00</text:p>
          </table:table-cell>
          <table:table-cell/>
          <table:table-cell office:value-type="time" office:time-value="PT02H13M00S" calcext:value-type="time">
            <text:p>02:13:00</text:p>
          </table:table-cell>
        </table:table-row>
        <table:table-row table:style-name="ro1">
          <table:table-cell/>
          <table:table-cell office:value-type="float" office:value="136014956" calcext:value-type="float">
            <text:p>136014956</text:p>
          </table:table-cell>
          <table:table-cell office:value-type="float" office:value="2000183" calcext:value-type="float">
            <text:p>2000183</text:p>
          </table:table-cell>
          <table:table-cell office:value-type="time" office:time-value="PT01H08M00S" calcext:value-type="time">
            <text:p>01:08:00</text:p>
          </table:table-cell>
          <table:table-cell/>
          <table:table-cell office:value-type="time" office:time-value="PT02H14M00S" calcext:value-type="time">
            <text:p>02:14:00</text:p>
          </table:table-cell>
        </table:table-row>
        <table:table-row table:style-name="ro1">
          <table:table-cell/>
          <table:table-cell office:value-type="float" office:value="138015152" calcext:value-type="float">
            <text:p>138015152</text:p>
          </table:table-cell>
          <table:table-cell office:value-type="float" office:value="2000196" calcext:value-type="float">
            <text:p>2000196</text:p>
          </table:table-cell>
          <table:table-cell office:value-type="time" office:time-value="PT01H09M00S" calcext:value-type="time">
            <text:p>01:09:00</text:p>
          </table:table-cell>
          <table:table-cell/>
          <table:table-cell office:value-type="time" office:time-value="PT02H15M00S" calcext:value-type="time">
            <text:p>02:15:00</text:p>
          </table:table-cell>
        </table:table-row>
        <table:table-row table:style-name="ro1">
          <table:table-cell/>
          <table:table-cell office:value-type="float" office:value="140015339" calcext:value-type="float">
            <text:p>140015339</text:p>
          </table:table-cell>
          <table:table-cell office:value-type="float" office:value="2000187" calcext:value-type="float">
            <text:p>2000187</text:p>
          </table:table-cell>
          <table:table-cell office:value-type="time" office:time-value="PT01H10M00S" calcext:value-type="time">
            <text:p>01:10:00</text:p>
          </table:table-cell>
          <table:table-cell/>
          <table:table-cell office:value-type="time" office:time-value="PT02H16M00S" calcext:value-type="time">
            <text:p>02:16:00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7999457" calcext:value-type="float">
            <text:p>3257999457</text:p>
          </table:table-cell>
          <table:table-cell office:value-type="float" office:value="1000104" calcext:value-type="float">
            <text:p>1000104</text:p>
          </table:table-cell>
          <table:table-cell/>
          <table:table-cell office:value-type="time" office:time-value="PT54H17M00S" calcext:value-type="time">
            <text:p>54:17:00</text:p>
          </table:table-cell>
          <table:table-cell/>
          <table:table-cell office:value-type="time" office:time-value="PT54H17M00S" calcext:value-type="time">
            <text:p>54:17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8999560" calcext:value-type="float">
            <text:p>3258999560</text:p>
          </table:table-cell>
          <table:table-cell office:value-type="float" office:value="1000103" calcext:value-type="float">
            <text:p>1000103</text:p>
          </table:table-cell>
          <table:table-cell/>
          <table:table-cell office:value-type="time" office:time-value="PT54H18M00S" calcext:value-type="time">
            <text:p>54:18:00</text:p>
          </table:table-cell>
          <table:table-cell/>
          <table:table-cell office:value-type="time" office:time-value="PT54H18M00S" calcext:value-type="time">
            <text:p>54:18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9999665" calcext:value-type="float">
            <text:p>3259999665</text:p>
          </table:table-cell>
          <table:table-cell office:value-type="float" office:value="1000105" calcext:value-type="float">
            <text:p>1000105</text:p>
          </table:table-cell>
          <table:table-cell/>
          <table:table-cell office:value-type="time" office:time-value="PT54H19M00S" calcext:value-type="time">
            <text:p>54:19:00</text:p>
          </table:table-cell>
          <table:table-cell/>
          <table:table-cell office:value-type="time" office:time-value="PT54H19M00S" calcext:value-type="time">
            <text:p>54:19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0999769" calcext:value-type="float">
            <text:p>3260999769</text:p>
          </table:table-cell>
          <table:table-cell office:value-type="float" office:value="1000104" calcext:value-type="float">
            <text:p>1000104</text:p>
          </table:table-cell>
          <table:table-cell/>
          <table:table-cell office:value-type="time" office:time-value="PT54H20M00S" calcext:value-type="time">
            <text:p>54:20:00</text:p>
          </table:table-cell>
          <table:table-cell/>
          <table:table-cell office:value-type="time" office:time-value="PT54H20M00S" calcext:value-type="time">
            <text:p>54:2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1999872" calcext:value-type="float">
            <text:p>3261999872</text:p>
          </table:table-cell>
          <table:table-cell office:value-type="float" office:value="1000103" calcext:value-type="float">
            <text:p>1000103</text:p>
          </table:table-cell>
          <table:table-cell/>
          <table:table-cell office:value-type="time" office:time-value="PT54H21M00S" calcext:value-type="time">
            <text:p>54:21:00</text:p>
          </table:table-cell>
          <table:table-cell/>
          <table:table-cell office:value-type="time" office:time-value="PT54H21M00S" calcext:value-type="time">
            <text:p>54:21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2999977" calcext:value-type="float">
            <text:p>3262999977</text:p>
          </table:table-cell>
          <table:table-cell office:value-type="float" office:value="1000105" calcext:value-type="float">
            <text:p>1000105</text:p>
          </table:table-cell>
          <table:table-cell/>
          <table:table-cell office:value-type="time" office:time-value="PT54H22M00S" calcext:value-type="time">
            <text:p>54:22:00</text:p>
          </table:table-cell>
          <table:table-cell/>
          <table:table-cell office:value-type="time" office:time-value="PT54H22M00S" calcext:value-type="time">
            <text:p>54:22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4000082" calcext:value-type="float">
            <text:p>3264000082</text:p>
          </table:table-cell>
          <table:table-cell office:value-type="float" office:value="1000105" calcext:value-type="float">
            <text:p>1000105</text:p>
          </table:table-cell>
          <table:table-cell/>
          <table:table-cell office:value-type="time" office:time-value="PT54H24M00S" calcext:value-type="time">
            <text:p>54:24:00</text:p>
          </table:table-cell>
          <table:table-cell/>
          <table:table-cell office:value-type="time" office:time-value="PT54H23M00S" calcext:value-type="time">
            <text:p>54:23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5000186" calcext:value-type="float">
            <text:p>3265000186</text:p>
          </table:table-cell>
          <table:table-cell office:value-type="float" office:value="1000104" calcext:value-type="float">
            <text:p>1000104</text:p>
          </table:table-cell>
          <table:table-cell/>
          <table:table-cell office:value-type="time" office:time-value="PT54H25M00S" calcext:value-type="time">
            <text:p>54:25:00</text:p>
          </table:table-cell>
          <table:table-cell/>
          <table:table-cell office:value-type="time" office:time-value="PT54H24M00S" calcext:value-type="time">
            <text:p>54:24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6000290" calcext:value-type="float">
            <text:p>3266000290</text:p>
          </table:table-cell>
          <table:table-cell office:value-type="float" office:value="1000104" calcext:value-type="float">
            <text:p>1000104</text:p>
          </table:table-cell>
          <table:table-cell/>
          <table:table-cell office:value-type="time" office:time-value="PT54H26M00S" calcext:value-type="time">
            <text:p>54:26:00</text:p>
          </table:table-cell>
          <table:table-cell/>
          <table:table-cell office:value-type="time" office:time-value="PT54H25M00S" calcext:value-type="time">
            <text:p>54:25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7000395" calcext:value-type="float">
            <text:p>3267000395</text:p>
          </table:table-cell>
          <table:table-cell office:value-type="float" office:value="1000105" calcext:value-type="float">
            <text:p>1000105</text:p>
          </table:table-cell>
          <table:table-cell/>
          <table:table-cell office:value-type="time" office:time-value="PT54H27M00S" calcext:value-type="time">
            <text:p>54:27:00</text:p>
          </table:table-cell>
          <table:table-cell/>
          <table:table-cell office:value-type="time" office:time-value="PT54H26M00S" calcext:value-type="time">
            <text:p>54:26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8000496" calcext:value-type="float">
            <text:p>3268000496</text:p>
          </table:table-cell>
          <table:table-cell office:value-type="float" office:value="1000101" calcext:value-type="float">
            <text:p>1000101</text:p>
          </table:table-cell>
          <table:table-cell/>
          <table:table-cell office:value-type="time" office:time-value="PT54H28M00S" calcext:value-type="time">
            <text:p>54:28:00</text:p>
          </table:table-cell>
          <table:table-cell/>
          <table:table-cell office:value-type="time" office:time-value="PT54H27M00S" calcext:value-type="time">
            <text:p>54:27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9000602" calcext:value-type="float">
            <text:p>3269000602</text:p>
          </table:table-cell>
          <table:table-cell office:value-type="float" office:value="1000106" calcext:value-type="float">
            <text:p>1000106</text:p>
          </table:table-cell>
          <table:table-cell/>
          <table:table-cell office:value-type="time" office:time-value="PT54H29M00S" calcext:value-type="time">
            <text:p>54:29:00</text:p>
          </table:table-cell>
          <table:table-cell/>
          <table:table-cell office:value-type="time" office:time-value="PT54H28M00S" calcext:value-type="time">
            <text:p>54:28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0000705" calcext:value-type="float">
            <text:p>3270000705</text:p>
          </table:table-cell>
          <table:table-cell office:value-type="float" office:value="1000103" calcext:value-type="float">
            <text:p>1000103</text:p>
          </table:table-cell>
          <table:table-cell/>
          <table:table-cell office:value-type="time" office:time-value="PT54H30M00S" calcext:value-type="time">
            <text:p>54:30:00</text:p>
          </table:table-cell>
          <table:table-cell/>
          <table:table-cell office:value-type="time" office:time-value="PT54H29M00S" calcext:value-type="time">
            <text:p>54:29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7:16:34.856860311</meta:creation-date>
    <dc:date>2020-05-04T09:04:57.768650176</dc:date>
    <meta:editing-duration>PT15H38M14S</meta:editing-duration>
    <meta:editing-cycles>2</meta:editing-cycles>
    <meta:generator>LibreOffice/6.1.5.2$Linux_ARM_EABI LibreOffice_project/10$Build-2</meta:generator>
    <meta:document-statistic meta:table-count="2" meta:cell-count="299" meta:object-count="0"/>
  </office:meta>
</office:document-meta>
</file>